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.5" calcext:value-type="float">
            <text:p>0.5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/>
          <table:table-cell table:formula="of:=17.75/20"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1" calcext:value-type="float">
            <text:p>1</text:p>
          </table:table-cell>
          <table:table-cell office:value-type="float" office:value="92.58" calcext:value-type="float">
            <text:p>92.58</text:p>
          </table:table-cell>
          <table:table-cell office:value-type="float" office:value="58.08" calcext:value-type="float">
            <text:p>58.08</text:p>
          </table:table-cell>
          <table:table-cell/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office:value-type="float" office:value="51.04" calcext:value-type="float">
            <text:p>51.04</text:p>
          </table:table-cell>
          <table:table-cell office:value-type="float" office:value="3.5" calcext:value-type="float">
            <text:p>3.5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/>
          <table:table-cell table:formula="of:=18.25/20" office:value-type="float" office:value="0.9125" calcext:value-type="float">
            <text:p>0.9125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17.75/20"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/>
          <table:table-cell table:formula="of:=16.75/20" office:value-type="float" office:value="0.8375" calcext:value-type="float">
            <text:p>0.837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/>
          <table:table-cell table:formula="of:=17.75/20"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20.25/20" office:value-type="float" office:value="1.0125" calcext:value-type="float">
            <text:p>1.0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3-07">00/00/0000</text:date>, <text:time style:data-style-name="N2" text:time-value="10:58:15.85683989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3-07T10:58:38.853759870</dc:date>
    <meta:editing-duration>PT15M27S</meta:editing-duration>
    <meta:editing-cycles>7</meta:editing-cycles>
    <meta:document-statistic meta:table-count="1" meta:cell-count="76" meta:object-count="0"/>
  </office:meta>
</office:document-meta>
</file>